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53in" svg:x="1.9189in" svg:y="0.0209in">
            <draw:object draw:notify-on-update-of-ranges="Sheet1.A2:Sheet1.A11 Sheet1.B1:Sheet1.B1 Sheet1.B2:Sheet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8.3252in" svg:y="0in">
            <draw:object draw:notify-on-update-of-ranges="Sheet1.A2:Sheet1.A5 Sheet1.B1:Sheet1.B1 Sheet1.B2:Sheet1.B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.0559in" svg:y="4.0547in">
            <draw:object draw:notify-on-update-of-ranges="Sheet1.A25:Sheet1.A31 Sheet1.B24:Sheet1.B24 Sheet1.B25:Sheet1.B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2.0594in" svg:y="8.2508in">
            <draw:object draw:notify-on-update-of-ranges="Sheet1.A48:Sheet1.A66 Sheet1.B47:Sheet1.B47 Sheet1.B48:Sheet1.B6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53in" svg:x="2.0488in" svg:y="11.9213in">
            <draw:object draw:notify-on-update-of-ranges="Sheet1.A70:Sheet1.A84 Sheet1.B69:Sheet1.B69 Sheet1.B70:Sheet1.B8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9.8673in" svg:y="10.2768in">
            <draw:object draw:notify-on-update-of-ranges="Sheet1.N38:Sheet1.N38 Sheet1.N39:Sheet1.N48 Sheet1.O38:Sheet1.O38 Sheet1.O39:Sheet1.O48 Sheet1.O49:Sheet1.O49 Sheet1.O50:Sheet1.O56 Sheet1.N50:Sheet1.N5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antidad de paginas</text:p>
          </table:table-cell>
          <table:table-cell office:value-type="string" calcext:value-type="string">
            <text:p>Tiempo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4" calcext:value-type="float">
            <text:p>0.084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4" calcext:value-type="float">
            <text:p>0.094</text:p>
          </table:table-cell>
          <table:table-cell table:number-columns-repeated="1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21" calcext:value-type="float">
            <text:p>0.121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84" calcext:value-type="float">
            <text:p>0.284</text:p>
          </table:table-cell>
          <table:table-cell table:number-columns-repeated="1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532" calcext:value-type="float">
            <text:p>0.532</text:p>
          </table:table-cell>
          <table:table-cell table:number-columns-repeated="1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03" calcext:value-type="float">
            <text:p>1.03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069" calcext:value-type="float">
            <text:p>2.069</text:p>
          </table:table-cell>
          <table:table-cell table:number-columns-repeated="1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.561" calcext:value-type="float">
            <text:p>5.561</text:p>
          </table:table-cell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.337" calcext:value-type="float">
            <text:p>12.337</text:p>
          </table:table-cell>
          <table:table-cell table:number-columns-repeated="1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.331" calcext:value-type="float">
            <text:p>28.331</text:p>
          </table:table-cell>
          <table:table-cell table:number-columns-repeated="13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office:value-type="string" calcext:value-type="string">
            <text:p>Links salientes por pagina</text:p>
          </table:table-cell>
          <table:table-cell office:value-type="string" calcext:value-type="string">
            <text:p>Tiempo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3" calcext:value-type="float">
            <text:p>0.243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7" calcext:value-type="float">
            <text:p>0.37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6" calcext:value-type="float">
            <text:p>0.586</text:p>
          </table:table-cell>
          <table:table-cell table:number-columns-repeated="11"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39" calcext:value-type="float">
            <text:p>0.83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51" calcext:value-type="float">
            <text:p>1.5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846" calcext:value-type="float">
            <text:p>2.84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758" calcext:value-type="float">
            <text:p>5.758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office:value-type="float" office:value="25000" calcext:value-type="float">
            <text:p>250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64" calcext:value-type="float">
            <text:p>64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28" calcext:value-type="float">
            <text:p>128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Exp1</text:p>
          </table:table-cell>
        </table:table-row>
        <table:table-row table:style-name="ro1">
          <table:table-cell table:number-columns-repeated="13"/>
          <table:table-cell table:formula="of:=4*[.N25]" office:value-type="float" office:value="200" calcext:value-type="float">
            <text:p>200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table:number-columns-repeated="13"/>
          <table:table-cell table:formula="of:=4*[.N26]" office:value-type="float" office:value="400" calcext:value-type="float">
            <text:p>400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table:number-columns-repeated="13"/>
          <table:table-cell table:formula="of:=4*[.N27]" office:value-type="float" office:value="1000" calcext:value-type="float">
            <text:p>1000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table:number-columns-repeated="13"/>
          <table:table-cell table:formula="of:=4*[.N28]" office:value-type="float" office:value="4000" calcext:value-type="float">
            <text:p>4000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table:number-columns-repeated="13"/>
          <table:table-cell table:formula="of:=4*[.N29]" office:value-type="float" office:value="10000" calcext:value-type="float">
            <text:p>10000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table:number-columns-repeated="13"/>
          <table:table-cell table:formula="of:=4*[.N30]" office:value-type="float" office:value="20000" calcext:value-type="float">
            <text:p>20000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table:number-columns-repeated="13"/>
          <table:table-cell table:formula="of:=4*[.N31]" office:value-type="float" office:value="40000" calcext:value-type="float">
            <text:p>40000</text:p>
          </table:table-cell>
          <table:table-cell office:value-type="float" office:value="2.069" calcext:value-type="float">
            <text:p>2.069</text:p>
          </table:table-cell>
        </table:table-row>
        <table:table-row table:style-name="ro1">
          <table:table-cell table:number-columns-repeated="13"/>
          <table:table-cell table:formula="of:=4*[.N32]" office:value-type="float" office:value="100000" calcext:value-type="float">
            <text:p>100000</text:p>
          </table:table-cell>
          <table:table-cell office:value-type="float" office:value="5.561" calcext:value-type="float">
            <text:p>5.56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iempo</text:p>
          </table:table-cell>
          <table:table-cell table:number-columns-repeated="1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.073" calcext:value-type="float">
            <text:p>3.073</text:p>
          </table:table-cell>
          <table:table-cell table:number-columns-repeated="1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954" calcext:value-type="float">
            <text:p>2.954</text:p>
          </table:table-cell>
          <table:table-cell table:number-columns-repeated="12"/>
          <table:table-cell office:value-type="string" calcext:value-type="string">
            <text:p>Exp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.933" calcext:value-type="float">
            <text:p>2.933</text:p>
          </table:table-cell>
          <table:table-cell table:number-columns-repeated="11"/>
          <table:table-cell table:formula="of:=1000*[.M28]" office:value-type="float" office:value="1000" calcext:value-type="float">
            <text:p>1000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771" calcext:value-type="float">
            <text:p>2.771</text:p>
          </table:table-cell>
          <table:table-cell table:number-columns-repeated="11"/>
          <table:table-cell table:formula="of:=1000*[.M29]" office:value-type="float" office:value="4000" calcext:value-type="float">
            <text:p>400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.762" calcext:value-type="float">
            <text:p>2.762</text:p>
          </table:table-cell>
          <table:table-cell table:number-columns-repeated="11"/>
          <table:table-cell table:formula="of:=1000*[.M30]" office:value-type="float" office:value="8000" calcext:value-type="float">
            <text:p>8000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667" calcext:value-type="float">
            <text:p>2.667</text:p>
          </table:table-cell>
          <table:table-cell table:number-columns-repeated="11"/>
          <table:table-cell table:formula="of:=1000*[.M31]" office:value-type="float" office:value="16000" calcext:value-type="float">
            <text:p>16000</text:p>
          </table:table-cell>
          <table:table-cell office:value-type="float" office:value="0.839" calcext:value-type="float">
            <text:p>0.83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.618" calcext:value-type="float">
            <text:p>2.618</text:p>
          </table:table-cell>
          <table:table-cell table:number-columns-repeated="11"/>
          <table:table-cell table:formula="of:=1000*[.M32]" office:value-type="float" office:value="32000" calcext:value-type="float">
            <text:p>32000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648" calcext:value-type="float">
            <text:p>2.648</text:p>
          </table:table-cell>
          <table:table-cell table:number-columns-repeated="11"/>
          <table:table-cell table:formula="of:=1000*[.M33]" office:value-type="float" office:value="64000" calcext:value-type="float">
            <text:p>64000</text:p>
          </table:table-cell>
          <table:table-cell office:value-type="float" office:value="2.846" calcext:value-type="float">
            <text:p>2.84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.495" calcext:value-type="float">
            <text:p>2.495</text:p>
          </table:table-cell>
          <table:table-cell table:number-columns-repeated="11"/>
          <table:table-cell table:formula="of:=1000*[.M34]" office:value-type="float" office:value="128000" calcext:value-type="float">
            <text:p>128000</text:p>
          </table:table-cell>
          <table:table-cell office:value-type="float" office:value="5.758" calcext:value-type="float">
            <text:p>5.75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447" calcext:value-type="float">
            <text:p>2.447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.399" calcext:value-type="float">
            <text:p>2.399</text:p>
          </table:table-cell>
          <table:table-cell table:number-columns-repeated="1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416" calcext:value-type="float">
            <text:p>2.416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.317" calcext:value-type="float">
            <text:p>2.317</text:p>
          </table:table-cell>
          <table:table-cell table:number-columns-repeated="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296" calcext:value-type="float">
            <text:p>2.296</text:p>
          </table:table-cell>
          <table:table-cell table:number-columns-repeated="1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21" calcext:value-type="float">
            <text:p>2.21</text:p>
          </table:table-cell>
          <table:table-cell table:number-columns-repeated="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165" calcext:value-type="float">
            <text:p>2.165</text:p>
          </table:table-cell>
          <table:table-cell table:number-columns-repeated="1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.085" calcext:value-type="float">
            <text:p>2.085</text:p>
          </table:table-cell>
          <table:table-cell table:number-columns-repeated="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073" calcext:value-type="float">
            <text:p>2.073</text:p>
          </table:table-cell>
          <table:table-cell table:number-columns-repeated="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971" calcext:value-type="float">
            <text:p>1.971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Tiempo</text:p>
          </table:table-cell>
          <table:table-cell table:number-columns-repeated="1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861" calcext:value-type="float">
            <text:p>1.861</text:p>
          </table:table-cell>
          <table:table-cell table:number-columns-repeated="1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.064" calcext:value-type="float">
            <text:p>2.064</text:p>
          </table:table-cell>
          <table:table-cell table:number-columns-repeated="13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2.176" calcext:value-type="float">
            <text:p>2.176</text:p>
          </table:table-cell>
          <table:table-cell table:number-columns-repeated="13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.344" calcext:value-type="float">
            <text:p>2.344</text:p>
          </table:table-cell>
          <table:table-cell table:number-columns-repeated="1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.495" calcext:value-type="float">
            <text:p>2.495</text:p>
          </table:table-cell>
          <table:table-cell table:number-columns-repeated="1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.612" calcext:value-type="float">
            <text:p>2.612</text:p>
          </table:table-cell>
          <table:table-cell table:number-columns-repeated="1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.75" calcext:value-type="float">
            <text:p>2.75</text:p>
          </table:table-cell>
          <table:table-cell table:number-columns-repeated="13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.913" calcext:value-type="float">
            <text:p>2.913</text:p>
          </table:table-cell>
          <table:table-cell table:number-columns-repeated="1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.035" calcext:value-type="float">
            <text:p>3.035</text:p>
          </table:table-cell>
          <table:table-cell table:number-columns-repeated="13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.201" calcext:value-type="float">
            <text:p>3.201</text:p>
          </table:table-cell>
          <table:table-cell table:number-columns-repeated="1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.364" calcext:value-type="float">
            <text:p>3.364</text:p>
          </table:table-cell>
          <table:table-cell table:number-columns-repeated="1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.423" calcext:value-type="float">
            <text:p>3.423</text:p>
          </table:table-cell>
          <table:table-cell table:number-columns-repeated="1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.594" calcext:value-type="float">
            <text:p>3.594</text:p>
          </table:table-cell>
          <table:table-cell table:number-columns-repeated="1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.849" calcext:value-type="float">
            <text:p>3.849</text:p>
          </table:table-cell>
          <table:table-cell table:number-columns-repeated="13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.953" calcext:value-type="float">
            <text:p>3.953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17:09:33.123016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00:27:40.733427561</meta:creation-date>
    <meta:generator>LibreOffice/4.2.8.2$Linux_X86_64 LibreOffice_project/420m0$Build-2</meta:generator>
    <dc:date>2015-10-05T17:15:03.094994518</dc:date>
    <meta:editing-duration>PT26M45S</meta:editing-duration>
    <meta:editing-cycles>5</meta:editing-cycles>
    <meta:document-statistic meta:table-count="1" meta:cell-count="15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3.775cm" svg:y="0.316cm" chart:style-name="ch2">
          <text:p>Tiempo en funcion de cantidad de paginas</text:p>
        </chart:title>
        <chart:legend chart:legend-position="end" svg:x="13.543cm" svg:y="4.204cm" style:legend-expansion="high" chart:style-name="ch3"/>
        <chart:plot-area chart:style-name="ch4" table:cell-range-address="Sheet1.A2:Sheet1.B11 Sheet1.B1:Sheet1.B1" chart:data-source-has-labels="row" svg:x="1.33cm" svg:y="1.301cm" svg:width="11.894cm" svg:height="6.544cm">
          <chartooo:coordinate-region svg:x="1.951cm" svg:y="1.5cm" svg:width="10.716cm" svg:height="5.698cm"/>
          <chart:axis chart:dimension="x" chart:name="primary-x" chart:style-name="ch5">
            <chart:title svg:x="4.905cm" svg:y="8.025cm" chart:style-name="ch6">
              <text:p>Cantidad de paginas en el grafo</text:p>
            </chart:title>
          </chart:axis>
          <chart:axis chart:dimension="y" chart:name="primary-y" chart:style-name="ch5">
            <chart:title svg:x="0.451cm" svg:y="8.004cm" chart:style-name="ch7">
              <text:p>Tiempo para realizar 50 iteraciones [segundos]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:Sheet1.A11</svg:desc>
                </draw:g>
              </table:table-cell>
              <table:table-cell office:value-type="float" office:value="0.084">
                <text:p>0.084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2.069">
                <text:p>2.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0">
                <text:p>25000</text:p>
              </table:table-cell>
              <table:table-cell office:value-type="float" office:value="5.561">
                <text:p>5.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12.337">
                <text:p>12.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28.331">
                <text:p>28.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212cm" svg:y="0.316cm" chart:style-name="ch2">
          <text:p>Primeros 4 valores del experimento 1</text:p>
        </chart:title>
        <chart:legend chart:legend-position="end" svg:x="13.543cm" svg:y="4.204cm" style:legend-expansion="high" chart:style-name="ch3"/>
        <chart:plot-area chart:style-name="ch4" table:cell-range-address="Sheet1.A2:Sheet1.B5 Sheet1.B1:Sheet1.B1" chart:data-source-has-labels="row" svg:x="1.33cm" svg:y="1.301cm" svg:width="11.894cm" svg:height="6.544cm">
          <chartooo:coordinate-region svg:x="2.242cm" svg:y="1.501cm" svg:width="10.61cm" svg:height="5.697cm"/>
          <chart:axis chart:dimension="x" chart:name="primary-x" chart:style-name="ch5">
            <chart:title svg:x="4.905cm" svg:y="8.025cm" chart:style-name="ch6">
              <text:p>Cantidad de paginas en el grafo</text:p>
            </chart:title>
          </chart:axis>
          <chart:axis chart:dimension="y" chart:name="primary-y" chart:style-name="ch5">
            <chart:title svg:x="0.451cm" svg:y="8.004cm" chart:style-name="ch7">
              <text:p>Tiempo para realizar 50 iteraciones [segundos]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:Sheet1.A5</svg:desc>
                </draw:g>
              </table:table-cell>
              <table:table-cell office:value-type="float" office:value="0.084">
                <text:p>0.084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284">
                <text:p>0.2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329cm" svg:y="0.316cm" chart:style-name="ch2">
          <text:p>Tiempo en funcion de la cantidad de links salientes de cada pagina</text:p>
        </chart:title>
        <chart:legend chart:legend-position="end" svg:x="13.545cm" svg:y="4.201cm" style:legend-expansion="high" chart:style-name="ch3"/>
        <chart:plot-area chart:style-name="ch4" table:cell-range-address="Sheet1.A25:Sheet1.B31 Sheet1.B24:Sheet1.B24" chart:data-source-has-labels="row" svg:x="1.331cm" svg:y="1.301cm" svg:width="11.894cm" svg:height="6.538cm">
          <chartooo:coordinate-region svg:x="1.767cm" svg:y="1.501cm" svg:width="11.178cm" svg:height="5.691cm"/>
          <chart:axis chart:dimension="x" chart:name="primary-x" chart:style-name="ch5">
            <chart:title svg:x="4.112cm" svg:y="8.019cm" chart:style-name="ch6">
              <text:p>Cantidad de links salientes de cada pagina</text:p>
            </chart:title>
          </chart:axis>
          <chart:axis chart:dimension="y" chart:name="primary-y" chart:style-name="ch5">
            <chart:title svg:x="0.451cm" svg:y="8.001cm" chart:style-name="ch7">
              <text:p>Tiempo para realizar 50 iteraciones [segundos]</text:p>
            </chart:title>
            <chart:grid chart:style-name="ch8" chart:class="major"/>
          </chart:axis>
          <chart:series chart:style-name="ch9" chart:values-cell-range-address="Sheet1.B25:Sheet1.B31" chart:label-cell-address="Sheet1.B24:Sheet1.B24" chart:class="chart:scatter">
            <chart:domain table:cell-range-address="Sheet1.A25:Sheet1.A31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</text:p>
                <draw:g>
                  <svg:desc>Sheet1.B24:Sheet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5:Sheet1.A31</svg:desc>
                </draw:g>
              </table:table-cell>
              <table:table-cell office:value-type="float" office:value="0.243">
                <text:p>0.243</text:p>
                <draw:g>
                  <svg:desc>Sheet1.B25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.846">
                <text:p>2.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5.758">
                <text:p>5.7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503cm" svg:y="0.316cm" chart:style-name="ch2">
          <text:p>Tiempo en funcion del parametro c</text:p>
        </chart:title>
        <chart:legend chart:legend-position="end" svg:x="13.543cm" svg:y="4.203cm" style:legend-expansion="high" chart:style-name="ch3"/>
        <chart:plot-area chart:style-name="ch4" table:cell-range-address="Sheet1.A48:Sheet1.B66 Sheet1.B47:Sheet1.B47" chart:data-source-has-labels="row" svg:x="1.33cm" svg:y="1.301cm" svg:width="11.894cm" svg:height="6.543cm">
          <chartooo:coordinate-region svg:x="2.057cm" svg:y="1.501cm" svg:width="11.073cm" svg:height="5.696cm"/>
          <chart:axis chart:dimension="x" chart:name="primary-x" chart:style-name="ch5">
            <chart:title svg:x="7.14cm" svg:y="8.024cm" chart:style-name="ch6">
              <text:p>c</text:p>
            </chart:title>
          </chart:axis>
          <chart:axis chart:dimension="y" chart:name="primary-y" chart:style-name="ch5">
            <chart:title svg:x="0.451cm" svg:y="8.003cm" chart:style-name="ch7">
              <text:p>Tiempo para realizar 50 iteraciones [segundos]</text:p>
            </chart:title>
            <chart:grid chart:style-name="ch8" chart:class="major"/>
          </chart:axis>
          <chart:series chart:style-name="ch9" chart:values-cell-range-address="Sheet1.B48:Sheet1.B66" chart:label-cell-address="Sheet1.B47:Sheet1.B47" chart:class="chart:scatter">
            <chart:domain table:cell-range-address="Sheet1.A48:Sheet1.A66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</text:p>
                <draw:g>
                  <svg:desc>Sheet1.B47:Sheet1.B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">
                <text:p>0.95</text:p>
                <draw:g>
                  <svg:desc>Sheet1.A48:Sheet1.A66</svg:desc>
                </draw:g>
              </table:table-cell>
              <table:table-cell office:value-type="float" office:value="3.073">
                <text:p>3.073</text:p>
                <draw:g>
                  <svg:desc>Sheet1.B48:Sheet1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2.954">
                <text:p>2.9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">
                <text:p>0.85</text:p>
              </table:table-cell>
              <table:table-cell office:value-type="float" office:value="2.933">
                <text:p>2.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2.771">
                <text:p>2.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2.762">
                <text:p>2.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2.667">
                <text:p>2.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">
                <text:p>0.65</text:p>
              </table:table-cell>
              <table:table-cell office:value-type="float" office:value="2.618">
                <text:p>2.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2.648">
                <text:p>2.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2.495">
                <text:p>2.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2.447">
                <text:p>2.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2.399">
                <text:p>2.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2.416">
                <text:p>2.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">
                <text:p>0.35</text:p>
              </table:table-cell>
              <table:table-cell office:value-type="float" office:value="2.317">
                <text:p>2.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2.296">
                <text:p>2.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">
                <text:p>0.2</text:p>
              </table:table-cell>
              <table:table-cell office:value-type="float" office:value="2.165">
                <text:p>2.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  <table:table-cell office:value-type="float" office:value="2.085">
                <text:p>2.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">
                <text:p>0.1</text:p>
              </table:table-cell>
              <table:table-cell office:value-type="float" office:value="2.073">
                <text:p>2.0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">
                <text:p>0.05</text:p>
              </table:table-cell>
              <table:table-cell office:value-type="float" office:value="1.971">
                <text:p>1.9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3.921cm" svg:y="0.316cm" chart:style-name="ch2">
          <text:p>Tiempo en funcion del parametro epsilon</text:p>
        </chart:title>
        <chart:legend chart:legend-position="end" svg:x="13.543cm" svg:y="4.204cm" style:legend-expansion="high" chart:style-name="ch3"/>
        <chart:plot-area chart:style-name="ch4" table:cell-range-address="Sheet1.A70:Sheet1.B84 Sheet1.B69:Sheet1.B69" chart:data-source-has-labels="row" svg:x="1.33cm" svg:y="1.301cm" svg:width="11.894cm" svg:height="6.544cm">
          <chartooo:coordinate-region svg:x="1.568cm" svg:y="1.5cm" svg:width="11.563cm" svg:height="5.698cm"/>
          <chart:axis chart:dimension="x" chart:name="primary-x" chart:style-name="ch5">
            <chart:title svg:x="5.421cm" svg:y="8.025cm" chart:style-name="ch6">
              <text:p>Epsilon [log_10(epsilon)]</text:p>
            </chart:title>
          </chart:axis>
          <chart:axis chart:dimension="y" chart:name="primary-y" chart:style-name="ch5">
            <chart:title svg:x="0.451cm" svg:y="8.004cm" chart:style-name="ch7">
              <text:p>Tiempo para realizar 50 iteraciones [segundos]</text:p>
            </chart:title>
            <chart:grid chart:style-name="ch8" chart:class="major"/>
          </chart:axis>
          <chart:series chart:style-name="ch9" chart:values-cell-range-address="Sheet1.B70:Sheet1.B84" chart:label-cell-address="Sheet1.B69:Sheet1.B69" chart:class="chart:scatter">
            <chart:domain table:cell-range-address="Sheet1.A70:Sheet1.A84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</text:p>
                <draw:g>
                  <svg:desc>Sheet1.B69:Sheet1.B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70:Sheet1.A84</svg:desc>
                </draw:g>
              </table:table-cell>
              <table:table-cell office:value-type="float" office:value="1.861">
                <text:p>1.861</text:p>
                <draw:g>
                  <svg:desc>Sheet1.B70:Sheet1.B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2.064">
                <text:p>2.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.344">
                <text:p>2.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2.495">
                <text:p>2.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2.612">
                <text:p>2.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2.913">
                <text:p>2.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3.035">
                <text:p>3.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3.201">
                <text:p>3.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3.364">
                <text:p>3.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3.423">
                <text:p>3.4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">
                <text:p>-12</text:p>
              </table:table-cell>
              <table:table-cell office:value-type="float" office:value="3.594">
                <text:p>3.5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">
                <text:p>-13</text:p>
              </table:table-cell>
              <table:table-cell office:value-type="float" office:value="3.849">
                <text:p>3.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">
                <text:p>-14</text:p>
              </table:table-cell>
              <table:table-cell office:value-type="float" office:value="3.953">
                <text:p>3.9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032cm" svg:y="0.316cm" chart:style-name="ch2">
          <text:p>Tiempo en funcion de la cantidad de elementos no-nulos de la matriz de Markov</text:p>
        </chart:title>
        <chart:legend chart:legend-position="end" svg:x="13.862cm" svg:y="3.952cm" style:legend-expansion="high" chart:style-name="ch3"/>
        <chart:plot-area chart:style-name="ch4" table:cell-range-address="Sheet1.N38:Sheet1.O48 Sheet1.O49:Sheet1.O56" chart:data-source-has-labels="row" svg:x="1.331cm" svg:y="1.301cm" svg:width="12.211cm" svg:height="6.538cm">
          <chartooo:coordinate-region svg:x="1.767cm" svg:y="1.501cm" svg:width="11.218cm" svg:height="5.691cm"/>
          <chart:axis chart:dimension="x" chart:name="primary-x" chart:style-name="ch5">
            <chart:title svg:x="5.024cm" svg:y="8.019cm" chart:style-name="ch6">
              <text:p>Cantidad de elementos no-nulos</text:p>
            </chart:title>
          </chart:axis>
          <chart:axis chart:dimension="y" chart:name="primary-y" chart:style-name="ch5">
            <chart:title svg:x="0.451cm" svg:y="8.001cm" chart:style-name="ch7">
              <text:p>Tiempo para realizar 50 iteraciones [segundos]</text:p>
            </chart:title>
            <chart:grid chart:style-name="ch8" chart:class="major"/>
          </chart:axis>
          <chart:series chart:style-name="ch9" chart:values-cell-range-address="Sheet1.O39:Sheet1.O48" chart:label-cell-address="Sheet1.O38:Sheet1.O38" chart:class="chart:scatter">
            <chart:domain table:cell-range-address="Sheet1.N39:Sheet1.N48"/>
            <chart:data-point chart:repeated="10"/>
          </chart:series>
          <chart:series chart:style-name="ch10" chart:values-cell-range-address="Sheet1.O50:Sheet1.O56" chart:label-cell-address="Sheet1.O49:Sheet1.O49" chart:class="chart:scatter">
            <chart:domain table:cell-range-address="Sheet1.N50:Sheet1.N56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Exp1</text:p>
                <draw:g>
                  <svg:desc>Sheet1.O38:Sheet1.O38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Exp2</text:p>
                <draw:g>
                  <svg:desc>Sheet1.O49:Sheet1.O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N39:Sheet1.N48</svg:desc>
                </draw:g>
              </table:table-cell>
              <table:table-cell office:value-type="float" office:value="0.084">
                <text:p>0.084</text:p>
                <draw:g>
                  <svg:desc>Sheet1.O39:Sheet1.O48</svg:desc>
                </draw:g>
              </table:table-cell>
              <table:table-cell office:value-type="float" office:value="1000">
                <text:p>1000</text:p>
                <draw:g>
                  <svg:desc>Sheet1.N50:Sheet1.N56</svg:desc>
                </draw:g>
              </table:table-cell>
              <table:table-cell office:value-type="float" office:value="0.243">
                <text:p>0.243</text:p>
                <draw:g>
                  <svg:desc>Sheet1.O50:Sheet1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0.094">
                <text:p>0.094</text:p>
              </table:table-cell>
              <table:table-cell office:value-type="float" office:value="4000">
                <text:p>40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121">
                <text:p>0.121</text:p>
              </table:table-cell>
              <table:table-cell office:value-type="float" office:value="8000">
                <text:p>8000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0.284">
                <text:p>0.284</text:p>
              </table:table-cell>
              <table:table-cell office:value-type="float" office:value="16000">
                <text:p>16000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532">
                <text:p>0.532</text:p>
              </table:table-cell>
              <table:table-cell office:value-type="float" office:value="32000">
                <text:p>32000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1.03">
                <text:p>1.03</text:p>
              </table:table-cell>
              <table:table-cell office:value-type="float" office:value="64000">
                <text:p>64000</text:p>
              </table:table-cell>
              <table:table-cell office:value-type="float" office:value="2.846">
                <text:p>2.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2.069">
                <text:p>2.069</text:p>
              </table:table-cell>
              <table:table-cell office:value-type="float" office:value="128000">
                <text:p>128000</text:p>
              </table:table-cell>
              <table:table-cell office:value-type="float" office:value="5.758">
                <text:p>5.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5.561">
                <text:p>5.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